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0347620610275453" text:style-name="L1">
        <text:list-item>
          <text:p text:style-name="P1">Mise en place d'un nouveau Repository "<text:a xlink:type="simple" xlink:href="https://github.com/Minibrute90/vite-gourmand" text:style-name="Internet_20_link" text:visited-style-name="Visited_20_Internet_20_Link">https://github.com/Minibrute90/vite-gourmand</text:a>".</text:p>
        </text:list-item>
      </text:list>
      <text:p text:style-name="Standard"/>
      <text:p text:style-name="Standard"><text:tab/>Ce Repository comportera plusieurs branches :</text:p>
      <text:list xml:id="list3487210868320053109" text:style-name="L2">
        <text:list-item>
          <text:list>
            <text:list-item>
              <text:list>
                <text:list-item>
                  <text:p text:style-name="P2">Une branche "main" regroupant le projet global testé.</text:p>
                </text:list-item>
                <text:list-item>
                  <text:p text:style-name="P2">Une branche "développement" ou sont regroupé toute les nouvelles fonctionalité testé entre elles. Cette branche regroupe également les branches de toutes les fonctionnalités developpées.</text:p>
                </text:list-item>
              </text:list>
            </text:list-item>
          </text:list>
        </text:list-item>
      </text:list>
      <text:p text:style-name="Standard"><text:tab/>Il est evident que le repository est en perpetuel evolution tout au long de mon projet.</text:p>
      <text:p text:style-name="Standard"><text:tab/>Il me permet aussi de pouvoir travailler sur ma station maison, ainsi qu'a l'exterieur sur mon <text:tab/>pc portable.</text:p>
      <text:p text:style-name="Standard"/>
      <text:p text:style-name="Standard"><text:tab/>Pour gerer mes differents commits j'ai decider d'installer et d'utiliser GitBash. J'ai choisis <text:tab/>GitBash parce que l'on peut creer des scripts et des automatisations. Ce que j'ai fait pour mes <text:tab/>differents commits. </text:p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12S</meta:editing-duration>
    <meta:editing-cycles>4</meta:editing-cycles>
    <meta:generator>OpenOffice/4.1.15$Win32 OpenOffice.org_project/4115m2$Build-9813</meta:generator>
    <dc:date>2025-10-14T16:50:38.51</dc:date>
    <dc:creator>Olivier PETIT</dc:creator>
    <meta:document-statistic meta:table-count="0" meta:image-count="0" meta:object-count="0" meta:page-count="1" meta:paragraph-count="9" meta:word-count="114" meta:character-count="787"/>
    <meta:user-defined meta:name="Info 1"/>
    <meta:user-defined meta:name="Info 2"/>
    <meta:user-defined meta:name="Info 3"/>
    <meta:user-defined meta:name="Info 4"/>
  </office:meta>
</office:document-meta>
</file>